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style:vertical-align="automatic" fo:wrap-option="wrap" fo:background-color="#00FF66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ackground-color="#00FF66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ackground-color="#00FF66"/>
    </style:style>
    <style:style style:name="ce11" style:family="table-cell" style:parent-style-name="Default" style:data-style-name="N0">
      <style:table-cell-properties style:vertical-align="automatic" fo:wrap-option="wrap" fo:background-color="#9999FF"/>
      <style:text-properties fo:color="#8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ackground-color="#9999FF"/>
      <style:text-properties fo:color="#8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ackground-color="#9999FF"/>
      <style:text-properties fo:color="#800000"/>
    </style:style>
    <style:style style:name="ce14" style:family="table-cell" style:parent-style-name="Default" style:data-style-name="N0">
      <style:table-cell-properties style:vertical-align="automatic" fo:wrap-option="wrap" fo:background-color="#9999FF"/>
      <style:text-properties fo:color="#800000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automatic" fo:wrap-option="wrap" fo:background-color="#CCFF66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CCFF66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ackground-color="#CCFF66"/>
    </style:style>
    <style:style style:name="ce21" style:family="table-cell" style:parent-style-name="Default" style:data-style-name="N0">
      <style:table-cell-properties style:vertical-align="automatic" fo:wrap-option="wrap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5.52979166666667cm"/>
    </style:style>
    <style:style style:name="co7" style:family="table-column">
      <style:table-column-properties fo:break-before="auto" style:column-width="6.085416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5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0" table:default-cell-style-name="ce1"/>
        <table:table-column table:style-name="co8" table:number-columns-repeated="15365" table:default-cell-style-name="ce1"/>
        <table:table-row table:style-name="ro1">
          <table:table-cell office:value-type="string" table:style-name="ce2">
            <text:p>LOCALIDAD</text:p>
          </table:table-cell>
          <table:table-cell office:value-type="string" table:style-name="ce3">
            <text:p>CV</text:p>
          </table:table-cell>
          <table:table-cell office:value-type="string" table:style-name="ce4">
            <text:p>CD4</text:p>
          </table:table-cell>
          <table:table-cell office:value-type="string" table:style-name="ce4">
            <text:p>SEXO</text:p>
          </table:table-cell>
          <table:table-cell office:value-type="string" table:style-name="ce4">
            <text:p>ESTADO</text:p>
          </table:table-cell>
          <table:table-cell office:value-type="string" table:style-name="ce5">
            <text:p>edad</text:p>
          </table:table-cell>
          <table:table-cell office:value-type="string" table:style-name="ce5">
            <text:p>nacionalidad</text:p>
          </table:table-cell>
          <table:table-cell office:value-type="string" table:style-name="ce5">
            <text:p>SUBTIPO</text:p>
          </table:table-cell>
          <table:table-cell office:value-type="string" table:style-name="ce5">
            <text:p>MUTACIONESPAÑA DE RESPAÑAISTENCIA</text:p>
          </table:table-cell>
          <table:table-cell office:value-type="string" table:style-name="ce5">
            <text:p>MUTACIONESPAÑA</text:p>
          </table:table-cell>
          <table:table-cell table:style-name="ce5"/>
          <table:table-cell table:number-columns-repeated="16373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4000" table:style-name="ce7">
            <text:p>3400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DEJO TRATAMIENT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2280000" table:style-name="ce7">
            <text:p>2280000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54000" table:style-name="ce7">
            <text:p>154000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I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420000" table:style-name="ce7">
            <text:p>142000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45900" table:style-name="ce7">
            <text:p>45900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26000" table:style-name="ce7">
            <text:p>126000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DEJO TRATAMIENT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USA</text:p>
          </table:table-cell>
          <table:table-cell office:value-type="string" table:style-name="ce1">
            <text:p>01_A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7H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4900" table:style-name="ce7">
            <text:p>24900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8">
            <text:p>Poniente El Ejido</text:p>
          </table:table-cell>
          <table:table-cell office:value-type="float" office:value="175000" table:style-name="ce9">
            <text:p>175000</text:p>
          </table:table-cell>
          <table:table-cell office:value-type="float" office:value="129" table:style-name="ce10">
            <text:p>129</text:p>
          </table:table-cell>
          <table:table-cell office:value-type="string" table:style-name="ce10">
            <text:p>MUJER</text:p>
          </table:table-cell>
          <table:table-cell office:value-type="string" table:style-name="ce10">
            <text:p>NAIVE</text:p>
          </table:table-cell>
          <table:table-cell office:value-type="float" office:value="48" table:style-name="ce10">
            <text:p>48</text:p>
          </table:table-cell>
          <table:table-cell office:value-type="string" table:style-name="ce10">
            <text:p>AFRICA</text:p>
          </table:table-cell>
          <table:table-cell office:value-type="string" table:style-name="ce10">
            <text:p>02_AG</text:p>
          </table:table-cell>
          <table:table-cell office:value-type="string" table:style-name="ce10">
            <text:p>NO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19188" table:style-name="ce7">
            <text:p>19188</text:p>
          </table:table-cell>
          <table:table-cell office:value-type="float" office:value="594.20000000000005" table:style-name="ce1">
            <text:p>594,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72500" table:style-name="ce1">
            <text:p>7250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Andujar</text:p>
          </table:table-cell>
          <table:table-cell office:value-type="float" office:value="167" table:style-name="ce7">
            <text:p>16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90400" table:style-name="ce7">
            <text:p>904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LINARES</text:p>
          </table:table-cell>
          <table:table-cell office:value-type="float" office:value="175" table:style-name="ce7">
            <text:p>175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30800" table:style-name="ce7">
            <text:p>30800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77" table:style-name="ce7">
            <text:p>77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140" table:style-name="ce7">
            <text:p>1140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70R,138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389000" table:style-name="ce7">
            <text:p>38900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38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1271" table:style-name="ce7">
            <text:p>2127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215D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00" table:style-name="ce7">
            <text:p>100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, 103S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570000" table:style-name="ce7">
            <text:p>1570000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389000" table:style-name="ce7">
            <text:p>389000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42" table:style-name="ce7">
            <text:p>142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83D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397000" table:style-name="ce7">
            <text:p>1397000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4" table:style-name="ce7">
            <text:p>34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30N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ujar</text:p>
          </table:table-cell>
          <table:table-cell office:value-type="float" office:value="151" table:style-name="ce7">
            <text:p>151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57000" table:style-name="ce7">
            <text:p>570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75600" table:style-name="ce7">
            <text:p>75600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0600" table:style-name="ce7">
            <text:p>10600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76" table:style-name="ce7">
            <text:p>76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INARES</text:p>
          </table:table-cell>
          <table:table-cell office:value-type="float" office:value="13998" table:style-name="ce7">
            <text:p>13998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38K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357000" table:style-name="ce7">
            <text:p>357000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674000" table:style-name="ce7">
            <text:p>674000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DEJO TRATAMIENT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6_CPX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38G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oniente El Ejido</text:p>
          </table:table-cell>
          <table:table-cell office:value-type="float" office:value="4620" table:style-name="ce12">
            <text:p>4620</text:p>
          </table:table-cell>
          <table:table-cell office:value-type="float" office:value="351" table:style-name="ce13">
            <text:p>351</text:p>
          </table:table-cell>
          <table:table-cell office:value-type="string" table:style-name="ce13">
            <text:p>MUJER</text:p>
          </table:table-cell>
          <table:table-cell office:value-type="string" table:style-name="ce13">
            <text:p>fracaso</text:p>
          </table:table-cell>
          <table:table-cell office:value-type="float" office:value="33" table:style-name="ce13">
            <text:p>33</text:p>
          </table:table-cell>
          <table:table-cell office:value-type="string" table:style-name="ce13">
            <text:p>AFRICA</text:p>
          </table:table-cell>
          <table:table-cell office:value-type="string" table:style-name="ce14">
            <text:p>G</text:p>
          </table:table-cell>
          <table:table-cell office:value-type="string" table:style-name="ce13">
            <text:p>SI</text:p>
          </table:table-cell>
          <table:table-cell office:value-type="string" table:style-name="ce13">
            <text:p>RT:103N,108I,69N,181C,184I,190A,215A,219R</text:p>
          </table:table-cell>
          <table:table-cell table:number-columns-repeated="16374" table:style-name="ce13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25" table:style-name="ce7">
            <text:p>125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30N,73S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51000" table:style-name="ce7">
            <text:p>151000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558" table:style-name="ce7">
            <text:p>3558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10F,20T,50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5021" table:style-name="ce7">
            <text:p>25021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985" table:style-name="ce7">
            <text:p>985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V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920" table:style-name="ce7">
            <text:p>920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,184V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7290" table:style-name="ce7">
            <text:p>17290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5200" table:style-name="ce7">
            <text:p>15200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DEJO TRATAMIENT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94187" table:style-name="ce7">
            <text:p>94187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33F,46L,54V,58E,74S,76V,82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530945" table:style-name="ce7">
            <text:p>53094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82A,74S,76V,58E,54V,33F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VIRGEN DE LAS NIEVES</text:p>
          </table:table-cell>
          <table:table-cell office:value-type="float" office:value="25021" table:style-name="ce16">
            <text:p>25021</text:p>
          </table:table-cell>
          <table:table-cell office:value-type="float" office:value="432" table:style-name="ce17">
            <text:p>432</text:p>
          </table:table-cell>
          <table:table-cell office:value-type="string" table:style-name="ce17">
            <text:p>HOMBRE</text:p>
          </table:table-cell>
          <table:table-cell office:value-type="string" table:style-name="ce17">
            <text:p>FRACASO</text:p>
          </table:table-cell>
          <table:table-cell office:value-type="float" office:value="31" table:style-name="ce17">
            <text:p>31</text:p>
          </table:table-cell>
          <table:table-cell office:value-type="string" table:style-name="ce17">
            <text:p>ESPAÑA</text:p>
          </table:table-cell>
          <table:table-cell office:value-type="string" table:style-name="ce17">
            <text:p>B</text:p>
          </table:table-cell>
          <table:table-cell office:value-type="string" table:style-name="ce17">
            <text:p>SI</text:p>
          </table:table-cell>
          <table:table-cell office:value-type="string" table:style-name="ce17">
            <text:p>RT:188L,210W,215Y</text:p>
          </table:table-cell>
          <table:table-cell table:number-columns-repeated="16374" table:style-name="ce17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697000" table:style-name="ce7">
            <text:p>697000</text:p>
          </table:table-cell>
          <table:table-cell office:value-type="float" office:value="218" table:style-name="ce17">
            <text:p>21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90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197752" table:style-name="ce7">
            <text:p>19775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8L,210W,215Y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Poniente El Ejido</text:p>
          </table:table-cell>
          <table:table-cell office:value-type="float" office:value="28100" table:style-name="ce9">
            <text:p>28100</text:p>
          </table:table-cell>
          <table:table-cell office:value-type="float" office:value="658" table:style-name="ce10">
            <text:p>658</text:p>
          </table:table-cell>
          <table:table-cell office:value-type="string" table:style-name="ce10">
            <text:p>MUJER</text:p>
          </table:table-cell>
          <table:table-cell office:value-type="string" table:style-name="ce10">
            <text:p>FRACASO</text:p>
          </table:table-cell>
          <table:table-cell table:style-name="ce10"/>
          <table:table-cell office:value-type="string" table:style-name="ce10">
            <text:p>AFRICA</text:p>
          </table:table-cell>
          <table:table-cell office:value-type="string" table:style-name="ce10">
            <text:p>G</text:p>
          </table:table-cell>
          <table:table-cell office:value-type="string" table:style-name="ce10">
            <text:p>NO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32000" table:style-name="ce7">
            <text:p>132000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RUS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91" table:style-name="ce7">
            <text:p>91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,138K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86" table:style-name="ce7">
            <text:p>86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I,215I,230I</text:p>
            <text:p>PR:30N,46I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06" table:style-name="ce7">
            <text:p>10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,230I</text:p>
            <text:p>PR:73S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406" table:style-name="ce7">
            <text:p>406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38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200" table:style-name="ce7">
            <text:p>1200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5R,100I,103N,138K,179T,184V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757" table:style-name="ce7">
            <text:p>75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374" table:style-name="ce7">
            <text:p>374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38A,179D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460000" table:style-name="ce7">
            <text:p>460000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5R,70I,108I,181L,184I,184V,221Y</text:p>
            <text:p>PR:46I,73S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62" table:style-name="ce7">
            <text:p>62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0" table:style-name="ce7">
            <text:p>30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41L,70E,215E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787" table:style-name="ce7">
            <text:p>787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602" table:style-name="ce7">
            <text:p>602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54" table:style-name="ce7">
            <text:p>54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CARCEL GRANADA</text:p>
          </table:table-cell>
          <table:table-cell office:value-type="float" office:value="130" table:style-name="ce7">
            <text:p>130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606" table:style-name="ce7">
            <text:p>606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590" table:style-name="ce7">
            <text:p>2590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53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260000" table:style-name="ce7">
            <text:p>26000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29300" table:style-name="ce7">
            <text:p>29300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4650" table:style-name="ce7">
            <text:p>4650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16686" table:style-name="ce7">
            <text:p>21668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5">
            <text:p>San Cecilio</text:p>
          </table:table-cell>
          <table:table-cell office:value-type="float" office:value="9210" table:style-name="ce16">
            <text:p>9210</text:p>
          </table:table-cell>
          <table:table-cell office:value-type="float" office:value="193" table:style-name="ce17">
            <text:p>193</text:p>
          </table:table-cell>
          <table:table-cell office:value-type="string" table:style-name="ce17">
            <text:p>MUJER</text:p>
          </table:table-cell>
          <table:table-cell office:value-type="string" table:style-name="ce17">
            <text:p>fracaso</text:p>
          </table:table-cell>
          <table:table-cell office:value-type="float" office:value="26" table:style-name="ce17">
            <text:p>26</text:p>
          </table:table-cell>
          <table:table-cell office:value-type="string" table:style-name="ce17">
            <text:p>RUSA</text:p>
          </table:table-cell>
          <table:table-cell office:value-type="string" table:style-name="ce17">
            <text:p>F1</text:p>
          </table:table-cell>
          <table:table-cell office:value-type="string" table:style-name="ce17">
            <text:p>SI</text:p>
          </table:table-cell>
          <table:table-cell office:value-type="string" table:style-name="ce17">
            <text:p>RT:138G,179L,188L,230W,215S,215S,215Y</text:p>
            <text:p>PR:33F,46L,54V,82A,58E,74S,76V</text:p>
          </table:table-cell>
          <table:table-cell table:number-columns-repeated="16374" table:style-name="ce17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539" table:style-name="ce7">
            <text:p>539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52400" table:style-name="ce7">
            <text:p>52400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4670" table:style-name="ce7">
            <text:p>4670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5r,184v,75m,221y,103n</text:p>
          </table:table-cell>
          <table:table-cell table:number-columns-repeated="16374"/>
        </table:table-row>
        <table:table-row table:style-name="ro3">
          <table:table-cell office:value-type="string" table:style-name="ce6">
            <text:p>San Cecilio</text:p>
          </table:table-cell>
          <table:table-cell office:value-type="float" office:value="128" table:style-name="ce7">
            <text:p>128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41L,67N,184V,188L,210W,225H</text:p>
            <text:p>PR:33f,54v,74s,82<text:span text:style-name="T2">a</text:span>,84v,90m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02982" table:style-name="ce7">
            <text:p>102982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830" table:style-name="ce7">
            <text:p>2830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20000" table:style-name="ce7">
            <text:p>22000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8">
            <text:p>Poniente El Ejido</text:p>
          </table:table-cell>
          <table:table-cell office:value-type="float" office:value="5540" table:style-name="ce10">
            <text:p>5540</text:p>
          </table:table-cell>
          <table:table-cell office:value-type="float" office:value="555" table:style-name="ce10">
            <text:p>555</text:p>
          </table:table-cell>
          <table:table-cell office:value-type="string" table:style-name="ce10">
            <text:p>MUJER</text:p>
          </table:table-cell>
          <table:table-cell office:value-type="string" table:style-name="ce10">
            <text:p>NAIVE</text:p>
          </table:table-cell>
          <table:table-cell office:value-type="float" office:value="37" table:style-name="ce10">
            <text:p>37</text:p>
          </table:table-cell>
          <table:table-cell office:value-type="string" table:style-name="ce10">
            <text:p>AFRICA</text:p>
          </table:table-cell>
          <table:table-cell office:value-type="string" table:style-name="ce10">
            <text:p>02_AG</text:p>
          </table:table-cell>
          <table:table-cell office:value-type="string" table:style-name="ce10">
            <text:p>NO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95420" table:style-name="ce7">
            <text:p>95420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08000" table:style-name="ce7">
            <text:p>108000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5800" table:style-name="ce7">
            <text:p>25800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80900" table:style-name="ce7">
            <text:p>809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RUS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920" table:style-name="ce7">
            <text:p>920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29000" table:style-name="ce7">
            <text:p>129000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55900" table:style-name="ce7">
            <text:p>55900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838" table:style-name="ce7">
            <text:p>838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36i,82i,89m,90m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88619" table:style-name="ce7">
            <text:p>88619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13783" table:style-name="ce7">
            <text:p>13783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750" table:style-name="ce7">
            <text:p>750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V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8329" table:style-name="ce7">
            <text:p>8329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1864" table:style-name="ce7">
            <text:p>31864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1E,138A,138K,179D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84880" table:style-name="ce7">
            <text:p>84880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8">
            <text:p>Poniente El Ejido</text:p>
          </table:table-cell>
          <table:table-cell office:value-type="float" office:value="242" table:style-name="ce9">
            <text:p>242</text:p>
          </table:table-cell>
          <table:table-cell office:value-type="float" office:value="1081" table:style-name="ce10">
            <text:p>1081</text:p>
          </table:table-cell>
          <table:table-cell office:value-type="string" table:style-name="ce10">
            <text:p>MUJER</text:p>
          </table:table-cell>
          <table:table-cell office:value-type="string" table:style-name="ce10">
            <text:p>fracaso</text:p>
          </table:table-cell>
          <table:table-cell office:value-type="float" office:value="30" table:style-name="ce10">
            <text:p>30</text:p>
          </table:table-cell>
          <table:table-cell office:value-type="string" table:style-name="ce10">
            <text:p>AFRICA</text:p>
          </table:table-cell>
          <table:table-cell office:value-type="string" table:style-name="ce10">
            <text:p>A1</text:p>
          </table:table-cell>
          <table:table-cell office:value-type="string" table:style-name="ce10">
            <text:p>SI</text:p>
          </table:table-cell>
          <table:table-cell office:value-type="string" table:style-name="ce10">
            <text:p>RT: 62V,138A</text:p>
          </table:table-cell>
          <table:table-cell table:number-columns-repeated="16374" table:style-name="ce10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45000" table:style-name="ce7">
            <text:p>145000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0000000" table:style-name="ce7">
            <text:p>10000000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99613" table:style-name="ce7">
            <text:p>99613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025" table:style-name="ce7">
            <text:p>1025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I,230I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0461" table:style-name="ce7">
            <text:p>20461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18" table:style-name="ce7">
            <text:p>118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74200" table:style-name="ce7">
            <text:p>74200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US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52" table:style-name="ce7">
            <text:p>52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RUS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70R,101E,108I,181G,184V,190A,219E,225H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410000" table:style-name="ce7">
            <text:p>1410000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2250" table:style-name="ce7">
            <text:p>2250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15050" table:style-name="ce7">
            <text:p>15050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48000" table:style-name="ce7">
            <text:p>48000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2000" table:style-name="ce7">
            <text:p>2000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5000" table:style-name="ce7">
            <text:p>500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7N,70R,100I,103N,108I,138G,138A,181I,181C,184I,184V,219E,221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75300" table:style-name="ce7">
            <text:p>7530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856" table:style-name="ce7">
            <text:p>3856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90I,138A,184V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77000" table:style-name="ce7">
            <text:p>77000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5227" table:style-name="ce7">
            <text:p>5227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357000" table:style-name="ce7">
            <text:p>357000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6_CPX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360000" table:style-name="ce7">
            <text:p>36000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030000" table:style-name="ce7">
            <text:p>103000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LINARES</text:p>
          </table:table-cell>
          <table:table-cell office:value-type="float" office:value="275000" table:style-name="ce7">
            <text:p>2750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4500" table:style-name="ce7">
            <text:p>4500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7N,90I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70000" table:style-name="ce7">
            <text:p>70000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V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68000" table:style-name="ce7">
            <text:p>68000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,188L</text:p>
            <text:p>PR:63P,71T,77I,90M,89V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682" table:style-name="ce7">
            <text:p>68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I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60900" table:style-name="ce7">
            <text:p>6090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RUS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18000" table:style-name="ce7">
            <text:p>118000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70R,90I,103S,181I,190A,215F,219E,219Q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9300" table:style-name="ce7">
            <text:p>19300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V,210W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28400" table:style-name="ce7">
            <text:p>28400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63300" table:style-name="ce7">
            <text:p>6330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5400" table:style-name="ce7">
            <text:p>15400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73100" table:style-name="ce7">
            <text:p>731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58" table:style-name="ce7">
            <text:p>58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41L,106I,188L,210W</text:p>
            <text:p>PR:10I,33F,36I,53L,62V,63P,64L,71V,77I,82A,90M,93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4400" table:style-name="ce7">
            <text:p>34400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5R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7100" table:style-name="ce7">
            <text:p>7100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4600" table:style-name="ce7">
            <text:p>460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90I,103N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<text:s/>JAEN</text:p>
          </table:table-cell>
          <table:table-cell office:value-type="float" office:value="6190" table:style-name="ce7">
            <text:p>6190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31000" table:style-name="ce7">
            <text:p>331000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4130" table:style-name="ce7">
            <text:p>4130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2700" table:style-name="ce7">
            <text:p>12700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36_CPX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LINARES</text:p>
          </table:table-cell>
          <table:table-cell office:value-type="float" office:value="1390" table:style-name="ce7">
            <text:p>1390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DEJO TRA/FR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,106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24800" table:style-name="ce7">
            <text:p>24800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22000" table:style-name="ce7">
            <text:p>12200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090" table:style-name="ce7">
            <text:p>2090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5R,106A,138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13000" table:style-name="ce7">
            <text:p>11300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10000" table:style-name="ce7">
            <text:p>10000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41L,65R,70R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34000" table:style-name="ce7">
            <text:p>34000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46800" table:style-name="ce7">
            <text:p>46800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50000" table:style-name="ce7">
            <text:p>250000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10600" table:style-name="ce7">
            <text:p>10600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90I,103N,181L,184I,230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LINARES</text:p>
          </table:table-cell>
          <table:table-cell office:value-type="float" office:value="17200" table:style-name="ce7">
            <text:p>17200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712" table:style-name="ce7">
            <text:p>712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1590" table:style-name="ce7">
            <text:p>1590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RUSA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49300" table:style-name="ce7">
            <text:p>49300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82" table:style-name="ce7">
            <text:p>182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2470000" table:style-name="ce7">
            <text:p>2470000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422000" table:style-name="ce7">
            <text:p>422000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29200" table:style-name="ce7">
            <text:p>29200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07" table:style-name="ce7">
            <text:p>107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08000" table:style-name="ce7">
            <text:p>108000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54000" table:style-name="ce7">
            <text:p>154000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3000000" table:style-name="ce7">
            <text:p>3000000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564" table:style-name="ce7">
            <text:p>564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5200" table:style-name="ce7">
            <text:p>15200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9667" table:style-name="ce7">
            <text:p>9667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5680" table:style-name="ce7">
            <text:p>5680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9035" table:style-name="ce7">
            <text:p>9035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31000" table:style-name="ce7">
            <text:p>31000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456329" table:style-name="ce7">
            <text:p>456329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50034" table:style-name="ce7">
            <text:p>50034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55000" table:style-name="ce7">
            <text:p>155000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25000" table:style-name="ce7">
            <text:p>225000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30000" table:style-name="ce7">
            <text:p>30000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47500" table:style-name="ce7">
            <text:p>47500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271000" table:style-name="ce7">
            <text:p>271000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/>JAEN</text:p>
          </table:table-cell>
          <table:table-cell office:value-type="float" office:value="99200" table:style-name="ce7">
            <text:p>99200</text:p>
          </table:table-cell>
          <table:table-cell office:value-type="float" office:value="197.8" table:style-name="ce1">
            <text:p>197,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94000" table:style-name="ce7">
            <text:p>94000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07000" table:style-name="ce7">
            <text:p>107000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37600" table:style-name="ce7">
            <text:p>37600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4000" table:style-name="ce7">
            <text:p>3400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12500" table:style-name="ce7">
            <text:p>112500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01_AE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20500" table:style-name="ce7">
            <text:p>120500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600" table:style-name="ce7">
            <text:p>600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33A,84V,89V,89M,93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1000" table:style-name="ce7">
            <text:p>11000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38K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93000" table:style-name="ce7">
            <text:p>1930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3000" table:style-name="ce7">
            <text:p>3000</text:p>
          </table:table-cell>
          <table:table-cell office:value-type="float" office:value="51.4" table:style-name="ce1">
            <text:p>51,4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70R,103N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490" table:style-name="ce7">
            <text:p>3490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38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347000" table:style-name="ce7">
            <text:p>347000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1E,221Y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50650" table:style-name="ce7">
            <text:p>150650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38G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ARCEL GRANADA</text:p>
          </table:table-cell>
          <table:table-cell office:value-type="float" office:value="44500" table:style-name="ce7">
            <text:p>44500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2V,65R,103N,106I,184V,210W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474000" table:style-name="ce7">
            <text:p>474000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68860" table:style-name="ce7">
            <text:p>68860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65000" table:style-name="ce7">
            <text:p>165000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 103n,181c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100000" table:style-name="ce7">
            <text:p>10000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82" table:style-name="ce7">
            <text:p>82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v,190s</text:p>
            <text:p>Pr:20v,33f,36i,46i,54l,88d,89m,93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5000" table:style-name="ce7">
            <text:p>15000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 184v, 190s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30000" table:style-name="ce7">
            <text:p>13000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48000" table:style-name="ce7">
            <text:p>48000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V,190S</text:p>
            <text:p>PR:84V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322000" table:style-name="ce7">
            <text:p>322000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V,190S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54430" table:style-name="ce7">
            <text:p>54430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41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87000" table:style-name="ce7">
            <text:p>187000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6">
            <text:p>VIRGEN DE LAS NIEVES</text:p>
          </table:table-cell>
          <table:table-cell office:value-type="float" office:value="453" table:style-name="ce7">
            <text:p>453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 67n,106<text:span text:style-name="T2">a</text:span>,138k,179d,215y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70000" table:style-name="ce7">
            <text:p>1700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96300" table:style-name="ce7">
            <text:p>96300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31000" table:style-name="ce7">
            <text:p>131000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58000" table:style-name="ce7">
            <text:p>15800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,179t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7900" table:style-name="ce7">
            <text:p>27900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927" table:style-name="ce7">
            <text:p>9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,184v,188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600" table:style-name="ce7">
            <text:p>2600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8">
            <text:p>VIRGEN DE LAS NIEVES</text:p>
          </table:table-cell>
          <table:table-cell office:value-type="float" office:value="349" table:style-name="ce19">
            <text:p>349</text:p>
          </table:table-cell>
          <table:table-cell office:value-type="float" office:value="56" table:style-name="ce20">
            <text:p>56</text:p>
          </table:table-cell>
          <table:table-cell office:value-type="string" table:style-name="ce20">
            <text:p>MUJER</text:p>
          </table:table-cell>
          <table:table-cell office:value-type="string" table:style-name="ce20">
            <text:p>fracaso</text:p>
          </table:table-cell>
          <table:table-cell office:value-type="float" office:value="36" table:style-name="ce20">
            <text:p>36</text:p>
          </table:table-cell>
          <table:table-cell office:value-type="string" table:style-name="ce20">
            <text:p>AFRICA</text:p>
          </table:table-cell>
          <table:table-cell office:value-type="string" table:style-name="ce20">
            <text:p>C</text:p>
          </table:table-cell>
          <table:table-cell office:value-type="string" table:style-name="ce20">
            <text:p>si</text:p>
          </table:table-cell>
          <table:table-cell office:value-type="string" table:style-name="ce20">
            <text:p>rt: 98G,103,184V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245" table:style-name="ce7">
            <text:p>245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19374" table:style-name="ce7">
            <text:p>19374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63700" table:style-name="ce7">
            <text:p>63700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7n,184v,219q,179d,215y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2819" table:style-name="ce7">
            <text:p>2819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i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13000" table:style-name="ce7">
            <text:p>113000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30000" table:style-name="ce7">
            <text:p>30000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4600" table:style-name="ce7">
            <text:p>4600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324000" table:style-name="ce7">
            <text:p>324000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2400" table:style-name="ce7">
            <text:p>12400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6200" table:style-name="ce7">
            <text:p>26200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RUS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30" table:style-name="ce7">
            <text:p>33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90i,184v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217000" table:style-name="ce7">
            <text:p>217000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<text:s/>JAEN</text:p>
          </table:table-cell>
          <table:table-cell office:value-type="float" office:value="76000" table:style-name="ce7">
            <text:p>76000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97000" table:style-name="ce7">
            <text:p>97000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71000" table:style-name="ce7">
            <text:p>71000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7000" table:style-name="ce7">
            <text:p>27000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60000" table:style-name="ce7">
            <text:p>60000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721000" table:style-name="ce7">
            <text:p>721000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Motril</text:p>
          </table:table-cell>
          <table:table-cell office:value-type="float" office:value="23000" table:style-name="ce7">
            <text:p>23000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 88s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LINARES</text:p>
          </table:table-cell>
          <table:table-cell office:value-type="float" office:value="500" table:style-name="ce7">
            <text:p>500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525000" table:style-name="ce7">
            <text:p>525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930" table:style-name="ce7">
            <text:p>2930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 100i,106A, 138K,184I,219E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26100" table:style-name="ce7">
            <text:p>26100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31000" table:style-name="ce7">
            <text:p>131000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721000" table:style-name="ce7">
            <text:p>721000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680238" table:style-name="ce7">
            <text:p>680238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062920" table:style-name="ce7">
            <text:p>10629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89000" table:style-name="ce7">
            <text:p>89000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6_CPX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88800" table:style-name="ce7">
            <text:p>88800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06_CPX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82000" table:style-name="ce7">
            <text:p>82000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CARCEL GRANADA</text:p>
          </table:table-cell>
          <table:table-cell office:value-type="float" office:value="844" table:style-name="ce7">
            <text:p>844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ALENCIA</text:p>
          </table:table-cell>
          <table:table-cell office:value-type="float" office:value="82900" table:style-name="ce7">
            <text:p>82900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ALENCIA</text:p>
          </table:table-cell>
          <table:table-cell office:value-type="float" office:value="38900" table:style-name="ce7">
            <text:p>38900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32" table:style-name="ce7">
            <text:p>332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fracas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 84V,89M,63P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31400" table:style-name="ce7">
            <text:p>31400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69000" table:style-name="ce7">
            <text:p>16900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41L,103N,184V,210W,215F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18000" table:style-name="ce7">
            <text:p>11800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15700" table:style-name="ce7">
            <text:p>15700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826" table:style-name="ce7">
            <text:p>2826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R:50V,93L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440000" table:style-name="ce7">
            <text:p>440000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795" table:style-name="ce7">
            <text:p>795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41L,106I,138K,184I,188L,210W,230I.</text:p>
            <text:p>PR:10I,33F,62V,63P,71V,73S,77I,82A,90M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ALENCIA</text:p>
          </table:table-cell>
          <table:table-cell office:value-type="float" office:value="6220" table:style-name="ce7">
            <text:p>622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1E,184V,190S,65R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4000" table:style-name="ce7">
            <text:p>4000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8H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5200" table:style-name="ce7">
            <text:p>2520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DEJO TRATAMIENT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4I,221Y,230I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354000" table:style-name="ce7">
            <text:p>354000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81300" table:style-name="ce7">
            <text:p>81300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77500" table:style-name="ce7">
            <text:p>77500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DEJO TRATAMIENT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38K,190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Poniente El Ejido</text:p>
          </table:table-cell>
          <table:table-cell office:value-type="float" office:value="10734" table:style-name="ce7">
            <text:p>10734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85600" table:style-name="ce7">
            <text:p>85600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Jaen</text:p>
          </table:table-cell>
          <table:table-cell office:value-type="float" office:value="290000" table:style-name="ce7">
            <text:p>290000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6300" table:style-name="ce7">
            <text:p>16300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67N,219Q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Poniente El Ejido</text:p>
          </table:table-cell>
          <table:table-cell office:value-type="float" office:value="13500" table:style-name="ce9">
            <text:p>13500</text:p>
          </table:table-cell>
          <table:table-cell office:value-type="float" office:value="125" table:style-name="ce10">
            <text:p>125</text:p>
          </table:table-cell>
          <table:table-cell office:value-type="string" table:style-name="ce10">
            <text:p>HOMBRE</text:p>
          </table:table-cell>
          <table:table-cell office:value-type="string" table:style-name="ce10">
            <text:p>NAIVE</text:p>
          </table:table-cell>
          <table:table-cell office:value-type="float" office:value="34" table:style-name="ce10">
            <text:p>34</text:p>
          </table:table-cell>
          <table:table-cell office:value-type="string" table:style-name="ce10">
            <text:p>ITALIA</text:p>
          </table:table-cell>
          <table:table-cell office:value-type="string" table:style-name="ce10">
            <text:p>02_AG</text:p>
          </table:table-cell>
          <table:table-cell office:value-type="string" table:style-name="ce10">
            <text:p>NO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6">
            <text:p>Torrecardenas</text:p>
          </table:table-cell>
          <table:table-cell office:value-type="float" office:value="21200" table:style-name="ce7">
            <text:p>21200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853336" table:style-name="ce7">
            <text:p>853336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RUS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80000" table:style-name="ce7">
            <text:p>180000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65000" table:style-name="ce7">
            <text:p>65000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1P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6532" table:style-name="ce7">
            <text:p>6532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57316" table:style-name="ce7">
            <text:p>57316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0I,103N,98G</text:p>
            <text:p>PR:10I,20I,32I,33I,90M,88S,69M,64L,60E</text:p>
          </table:table-cell>
          <table:table-cell table:number-columns-repeated="16374"/>
        </table:table-row>
        <table:table-row table:style-name="ro4">
          <table:table-cell office:value-type="string" table:style-name="ce6">
            <text:p>San Cecilio</text:p>
          </table:table-cell>
          <table:table-cell office:value-type="float" office:value="3220" table:style-name="ce7">
            <text:p>3220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79D,219Q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42000" table:style-name="ce7">
            <text:p>1420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1E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13494" table:style-name="ce7">
            <text:p>213494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90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38500" table:style-name="ce7">
            <text:p>38500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6060000" table:style-name="ce7">
            <text:p>60600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363000" table:style-name="ce7">
            <text:p>363000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0800" table:style-name="ce7">
            <text:p>20800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NAIV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49500" table:style-name="ce7">
            <text:p>49500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N,103S,181L</text:p>
          </table:table-cell>
          <table:table-cell table:number-columns-repeated="16374"/>
        </table:table-row>
        <table:table-row table:style-name="ro2">
          <table:table-cell office:value-type="string" table:style-name="ce21">
            <text:p>San Cecilio</text:p>
          </table:table-cell>
          <table:table-cell office:value-type="float" office:value="2368" table:style-name="ce22">
            <text:p>2368</text:p>
          </table:table-cell>
          <table:table-cell office:value-type="float" office:value="640" table:style-name="ce23">
            <text:p>640</text:p>
          </table:table-cell>
          <table:table-cell office:value-type="string" table:style-name="ce23">
            <text:p>MUJER</text:p>
          </table:table-cell>
          <table:table-cell office:value-type="string" table:style-name="ce23">
            <text:p>NAIVE</text:p>
          </table:table-cell>
          <table:table-cell office:value-type="float" office:value="34" table:style-name="ce23">
            <text:p>34</text:p>
          </table:table-cell>
          <table:table-cell office:value-type="string" table:style-name="ce23">
            <text:p>RUSA</text:p>
          </table:table-cell>
          <table:table-cell office:value-type="string" table:style-name="ce23">
            <text:p>C</text:p>
          </table:table-cell>
          <table:table-cell office:value-type="string" table:style-name="ce23">
            <text:p>NO</text:p>
          </table:table-cell>
          <table:table-cell table:number-columns-repeated="16375" table:style-name="ce23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6384" table:style-name="ce7">
            <text:p>26384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03S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1000000" table:style-name="ce7">
            <text:p>1000000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50300" table:style-name="ce7">
            <text:p>250300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40400" table:style-name="ce7">
            <text:p>40400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37845" table:style-name="ce7">
            <text:p>37845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36_CPX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42185" table:style-name="ce7">
            <text:p>42185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02_A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27900" table:style-name="ce7">
            <text:p>27900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14_BG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85100" table:style-name="ce7">
            <text:p>85100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San Cecilio</text:p>
          </table:table-cell>
          <table:table-cell office:value-type="float" office:value="35000" table:style-name="ce1">
            <text:p>3500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DEJO TRATAMIENT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21200" table:style-name="ce7">
            <text:p>21200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104435" table:style-name="ce7">
            <text:p>104435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NAIV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VIRGEN DE LAS NIEVES</text:p>
          </table:table-cell>
          <table:table-cell office:value-type="float" office:value="33000" table:style-name="ce1">
            <text:p>33000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HOMBRE</text:p>
          </table:table-cell>
          <table:table-cell office:value-type="string" table:style-name="ce1">
            <text:p>fracas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t:188l,210w,215y</text:p>
          </table:table-cell>
          <table:table-cell table:number-columns-repeated="16374"/>
        </table:table-row>
        <table:table-row table:number-rows-repeated="104829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uario</meta:initial-creator>
    <dc:creator>Usuario</dc:creator>
    <meta:creation-date>2015-10-26T09:21:28Z</meta:creation-date>
    <dc:date>2015-11-29T18:35:46Z</dc:date>
    <meta:editing-cycles>60</meta:editing-cycles>
    <meta:editing-duration>PT31219S</meta:editing-duration>
  </office:meta>
</office:document-meta>
</file>